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3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4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8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9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0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4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5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7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8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9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0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4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5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2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2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text-align="justify" fo:break-before="auto" fo:line-height="2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>
      <style:text-properties fo:font-weight="bold" style:font-weight-asian="bold" style:font-weight-complex="bold"/>
    </style:style>
    <style:style style:name="T10_12" style:family="text">
      <style:text-properties fo:font-weight="bold" style:font-weight-asian="bold" style:font-weight-complex="bold"/>
    </style:style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2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text-align="justify" fo:break-before="auto" fo:line-height="2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justify" fo:break-before="auto" fo:line-height="200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justify" fo:break-before="auto" fo:line-height="2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P20" style:family="paragraph" style:parent-style-name="Standard">
      <style:paragraph-properties fo:text-align="center" fo:break-before="auto" fo:line-height="200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justify" fo:break-before="auto" fo:line-height="2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>
      <style:text-properties fo:font-weight="bold" style:font-weight-asian="bold" style:font-weight-complex="bold"/>
    </style:style>
    <style:style style:name="T21_35" style:family="text">
      <style:text-properties fo:font-weight="bold" style:font-weight-asian="bold" style:font-weight-complex="bold"/>
    </style:style>
    <style:style style:name="T21_36" style:family="text">
      <style:text-properties fo:font-weight="bold" style:font-weight-asian="bold" style:font-weight-complex="bold"/>
    </style:style>
    <style:style style:name="T21_37" style:family="text">
      <style:text-properties fo:font-weight="bold" style:font-weight-asian="bold" style:font-weight-complex="bold"/>
    </style:style>
    <style:style style:name="T21_38" style:family="text">
      <style:text-properties fo:font-weight="bold" style:font-weight-asian="bold" style:font-weight-complex="bold"/>
    </style:style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>
      <style:text-properties fo:font-weight="bold" style:font-weight-asian="bold" style:font-weight-complex="bold"/>
    </style:style>
    <style:style style:name="T21_134" style:family="text">
      <style:text-properties fo:font-weight="bold" style:font-weight-asian="bold" style:font-weight-complex="bold"/>
    </style:style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P22" style:family="paragraph" style:parent-style-name="Standard">
      <style:paragraph-properties fo:text-align="justify" fo:break-before="auto" fo:line-height="2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text-align="right" fo:break-before="auto" fo:line-height="2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</office:automatic-styles>
  <office:body>
    <office:text>
      <text:p text:style-name="P1"><text:span text:style-name="T1_1">-<text:s/></text:span><text:span text:style-name="T1_2">PICCOLO</text:span><text:span text:style-name="T1_3"><text:s/></text:span><text:span text:style-name="T1_4">TEATRO</text:span><text:span text:style-name="T1_5"><text:s/></text:span><text:span text:style-name="T1_6">CITTA</text:span><text:span text:style-name="T1_7">'<text:s/></text:span><text:span text:style-name="T1_8">DI</text:span><text:span text:style-name="T1_9"><text:s/></text:span><text:span text:style-name="T1_10">LIVORNO</text:span><text:span text:style-name="T1_11"><text:s/>-</text:span></text:p>
      <text:p text:style-name="P2"><text:span text:style-name="T2_1">Modulo</text:span><text:span text:style-name="T2_2"><text:s/></text:span><text:span text:style-name="T2_3">di</text:span><text:span text:style-name="T2_4"><text:s/></text:span><text:span text:style-name="T2_5">iscrizione</text:span><text:span text:style-name="T2_6"><text:s/></text:span><text:span text:style-name="T2_7">TH</text:span><text:span text:style-name="T2_8">24<text:s/>-<text:s/></text:span><text:span text:style-name="T2_9">IL</text:span><text:span text:style-name="T2_10"><text:s/></text:span><text:span text:style-name="T2_11">TEATRO</text:span><text:span text:style-name="T2_12"><text:s/></text:span><text:span text:style-name="T2_13">IN</text:span><text:span text:style-name="T2_14"><text:s/>24<text:s/></text:span><text:span text:style-name="T2_15">ORE</text:span></text:p>
      <text:p text:style-name="P3"/>
      <text:p text:style-name="P4"/>
      <text:p text:style-name="P5"/>
      <text:p text:style-name="P6"/>
      <text:p text:style-name="P7"/>
      <text:p text:style-name="P8"><text:span text:style-name="T8_1">Il</text:span><text:span text:style-name="T8_2">/</text:span><text:span text:style-name="T8_3">La</text:span><text:span text:style-name="T8_4"><text:s/></text:span><text:span text:style-name="T8_5">sottoscritto</text:span><text:span text:style-name="T8_6">/</text:span><text:span text:style-name="T8_7">a</text:span><text:span text:style-name="T8_8"><text:s/>_______________________________________________________________</text:span></text:p>
      <text:p text:style-name="P9"><text:span text:style-name="T9_1">nato</text:span><text:span text:style-name="T9_2">/</text:span><text:span text:style-name="T9_3">a</text:span><text:span text:style-name="T9_4"><text:s/>_________________________<text:s/></text:span><text:span text:style-name="T9_5">il</text:span><text:span text:style-name="T9_6"><text:s/>_________________</text:span></text:p>
      <text:p text:style-name="P10"><text:span text:style-name="T10_1">desidera</text:span><text:span text:style-name="T10_2"><text:s/></text:span><text:span text:style-name="T10_3">partecipare</text:span><text:span text:style-name="T10_4"><text:s/></text:span><text:span text:style-name="T10_5">all</text:span><text:span text:style-name="T10_6">’</text:span><text:span text:style-name="T10_7">evento</text:span><text:span text:style-name="T10_8"><text:s/></text:span><text:span text:style-name="T10_9">teatrale</text:span><text:span text:style-name="T10_10"><text:s/></text:span><text:span text:style-name="T10_11">TH</text:span><text:span text:style-name="T10_12">24<text:s/></text:span><text:span text:style-name="T10_13">che</text:span><text:span text:style-name="T10_14"><text:s/></text:span><text:span text:style-name="T10_15">si</text:span><text:span text:style-name="T10_16"><text:s/></text:span><text:span text:style-name="T10_17">terrà</text:span><text:span text:style-name="T10_18"><text:s/></text:span><text:span text:style-name="T10_19">sabato</text:span><text:span text:style-name="T10_20"><text:s/>22<text:s/></text:span><text:span text:style-name="T10_21">e</text:span><text:span text:style-name="T10_22"><text:s/></text:span><text:span text:style-name="T10_23">domenica</text:span><text:span text:style-name="T10_24"><text:s/>23<text:s/></text:span><text:span text:style-name="T10_25">marzo</text:span><text:span text:style-name="T10_26"><text:s/></text:span><text:span text:style-name="T10_27">presso</text:span><text:span text:style-name="T10_28"><text:s/></text:span><text:span text:style-name="T10_29">i</text:span><text:span text:style-name="T10_30"><text:s/></text:span><text:span text:style-name="T10_31">locali</text:span><text:span text:style-name="T10_32"><text:s/></text:span><text:span text:style-name="T10_33">del</text:span><text:span text:style-name="T10_34"><text:s/></text:span><text:span text:style-name="T10_35">Centro</text:span><text:span text:style-name="T10_36"><text:s/></text:span><text:span text:style-name="T10_37">Artistico</text:span><text:span text:style-name="T10_38"><text:s/></text:span><text:span text:style-name="T10_39">il</text:span><text:span text:style-name="T10_40"><text:s/></text:span><text:span text:style-name="T10_41">Grattacielo</text:span><text:span text:style-name="T10_42"><text:s/>(</text:span><text:span text:style-name="T10_43">via</text:span><text:span text:style-name="T10_44"><text:s/></text:span><text:span text:style-name="T10_45">del</text:span><text:span text:style-name="T10_46"><text:s/></text:span><text:span text:style-name="T10_47">Platano</text:span><text:span text:style-name="T10_48">,<text:s/>6<text:s/>-<text:s/></text:span><text:span text:style-name="T10_49">Livorno</text:span><text:span text:style-name="T10_50">)<text:s/></text:span><text:span text:style-name="T10_51">in</text:span><text:span text:style-name="T10_52"><text:s/></text:span><text:span text:style-name="T10_53">qualità</text:span><text:span text:style-name="T10_54"><text:s/></text:span><text:span text:style-name="T10_55">di</text:span><text:span text:style-name="T10_56">: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1"><text:span text:style-name="T11_1">Scrittore</text:span></text:p>
          </table:table-cell>
          <table:table-cell table:style-name="Cell2">
            <text:p text:style-name="P12"><text:span text:style-name="T12_1">Regista</text:span></text:p>
          </table:table-cell>
          <table:table-cell table:style-name="Cell3">
            <text:p text:style-name="P13"><text:span text:style-name="T13_1">Attore</text:span></text:p>
          </table:table-cell>
        </table:table-row>
      </table:table>
      <text:p text:style-name="P14"><text:span text:style-name="T14_1">(</text:span><text:span text:style-name="T14_2">scegliere</text:span><text:span text:style-name="T14_3"><text:s/></text:span><text:span text:style-name="T14_4">una</text:span><text:span text:style-name="T14_5"><text:s/></text:span><text:span text:style-name="T14_6">sola</text:span><text:span text:style-name="T14_7"><text:s/></text:span><text:span text:style-name="T14_8">opzione</text:span><text:span text:style-name="T14_9"><text:s/></text:span><text:span text:style-name="T14_10">evidenziando</text:span><text:span text:style-name="T14_11"><text:s/></text:span><text:span text:style-name="T14_12">la</text:span><text:span text:style-name="T14_13"><text:s/></text:span><text:span text:style-name="T14_14">casella</text:span><text:span text:style-name="T14_15"><text:s/></text:span><text:span text:style-name="T14_16">corrisondente</text:span><text:span text:style-name="T14_17">,<text:s/></text:span><text:span text:style-name="T14_18">ad</text:span><text:span text:style-name="T14_19"><text:s/></text:span><text:span text:style-name="T14_20">esempio</text:span><text:span text:style-name="T14_21"><text:s/></text:span><text:span text:style-name="T14_22">mettendo</text:span><text:span text:style-name="T14_23"><text:s/></text:span><text:span text:style-name="T14_24">in</text:span><text:span text:style-name="T14_25"><text:s/></text:span><text:span text:style-name="T14_26">grassetto</text:span><text:span text:style-name="T14_27"><text:s/></text:span><text:span text:style-name="T14_28">il</text:span><text:span text:style-name="T14_29"><text:s/></text:span><text:span text:style-name="T14_30">ruolo</text:span><text:span text:style-name="T14_31"><text:s/></text:span><text:span text:style-name="T14_32">desiderato</text:span><text:span text:style-name="T14_33"><text:s/></text:span><text:span text:style-name="T14_34">o</text:span><text:span text:style-name="T14_35"><text:s/></text:span><text:span text:style-name="T14_36">cancellando</text:span><text:span text:style-name="T14_37"><text:s/></text:span><text:span text:style-name="T14_38">le</text:span><text:span text:style-name="T14_39"><text:s/></text:span><text:span text:style-name="T14_40">altre</text:span><text:span text:style-name="T14_41">)</text:span></text:p>
      <text:p text:style-name="P15"/>
      <text:p text:style-name="P16"><text:span text:style-name="T16_1">Contatti</text:span><text:span text:style-name="T16_2"><text:s/></text:span><text:span text:style-name="T16_3">personali</text:span><text:span text:style-name="T16_4">:</text:span></text:p>
      <text:p text:style-name="P17"><text:span text:style-name="T17_1">email</text:span><text:span text:style-name="T17_2">:<text:s/>________________________________________________________________________</text:span></text:p>
      <text:p text:style-name="P18"><text:span text:style-name="T18_1">cellulare</text:span><text:span text:style-name="T18_2">:<text:s/>______________________________________________________________________<text:line-break/></text:span></text:p>
      <text:p text:style-name="P19"><text:span text:style-name="T19_1">Inviando</text:span><text:span text:style-name="T19_2"><text:s/></text:span><text:span text:style-name="T19_3">questo</text:span><text:span text:style-name="T19_4"><text:s/></text:span><text:span text:style-name="T19_5">modulo</text:span><text:span text:style-name="T19_6"><text:s/></text:span><text:span text:style-name="T19_7">riempito</text:span><text:span text:style-name="T19_8"><text:s/></text:span><text:span text:style-name="T19_9">all</text:span><text:span text:style-name="T19_10">’</text:span><text:span text:style-name="T19_11">indirizzo</text:span><text:span text:style-name="T19_12"><text:s/></text:span><text:span text:style-name="T19_13">di</text:span><text:span text:style-name="T19_14"><text:s/></text:span><text:span text:style-name="T19_15">posta</text:span><text:span text:style-name="T19_16"><text:s/></text:span><text:span text:style-name="T19_17">elettronica</text:span></text:p>
      <text:p text:style-name="P20"><text:span text:style-name="T20_1"><text:a xlink:type="simple" xlink:href="mailto:piccoloteatrocittadilivorno@gmail.com"><text:span text:style-name="T20_2">piccoloteatrocittadilivorno</text:span></text:a></text:span><text:span text:style-name="T20_3"><text:a xlink:type="simple" xlink:href="mailto:piccoloteatrocittadilivorno@gmail.com"><text:span text:style-name="T20_4">@</text:span></text:a></text:span><text:span text:style-name="T20_5"><text:a xlink:type="simple" xlink:href="mailto:piccoloteatrocittadilivorno@gmail.com"><text:span text:style-name="T20_6">gmail</text:span></text:a></text:span><text:span text:style-name="T20_7"><text:a xlink:type="simple" xlink:href="mailto:piccoloteatrocittadilivorno@gmail.com"><text:span text:style-name="T20_8">.</text:span></text:a></text:span><text:span text:style-name="T20_9"><text:a xlink:type="simple" xlink:href="mailto:piccoloteatrocittadilivorno@gmail.com"><text:span text:style-name="T20_10">com</text:span></text:a></text:span></text:p>
      <text:p text:style-name="P21"><text:span text:style-name="T21_1">dichiaro</text:span><text:span text:style-name="T21_2"><text:s/></text:span><text:span text:style-name="T21_3">di</text:span><text:span text:style-name="T21_4"><text:s/></text:span><text:span text:style-name="T21_5">aver</text:span><text:span text:style-name="T21_6"><text:s/></text:span><text:span text:style-name="T21_7">letto</text:span><text:span text:style-name="T21_8"><text:s/></text:span><text:span text:style-name="T21_9">ed</text:span><text:span text:style-name="T21_10"><text:s/></text:span><text:span text:style-name="T21_11">accettato</text:span><text:span text:style-name="T21_12"><text:s/></text:span><text:span text:style-name="T21_13">il</text:span><text:span text:style-name="T21_14"><text:s/></text:span><text:span text:style-name="T21_15">regolamento</text:span><text:span text:style-name="T21_16"><text:s/></text:span><text:span text:style-name="T21_17">di</text:span><text:span text:style-name="T21_18"><text:s/></text:span><text:span text:style-name="T21_19">TH</text:span><text:span text:style-name="T21_20">24</text:span><text:span text:style-name="T21_21">.<text:s/></text:span><text:span text:style-name="T21_22">Accetto</text:span><text:span text:style-name="T21_23"><text:s/></text:span><text:span text:style-name="T21_24">altresì</text:span><text:span text:style-name="T21_25"><text:s/></text:span><text:span text:style-name="T21_26">che</text:span><text:span text:style-name="T21_27"><text:s/></text:span><text:span text:style-name="T21_28">il</text:span><text:span text:style-name="T21_29"><text:s/></text:span><text:span text:style-name="T21_30">Piccolo</text:span><text:span text:style-name="T21_31"><text:s/></text:span><text:span text:style-name="T21_32">Teatro</text:span><text:span text:style-name="T21_33"><text:s/></text:span><text:span text:style-name="T21_34">Città</text:span><text:span text:style-name="T21_35"><text:s/></text:span><text:span text:style-name="T21_36">di</text:span><text:span text:style-name="T21_37"><text:s/></text:span><text:span text:style-name="T21_38">Livorno</text:span><text:span text:style-name="T21_39"><text:s/></text:span><text:span text:style-name="T21_40">tratti</text:span><text:span text:style-name="T21_41">,<text:s/></text:span><text:span text:style-name="T21_42">a</text:span><text:span text:style-name="T21_43">i</text:span><text:span text:style-name="T21_44"><text:s/></text:span><text:span text:style-name="T21_45">sensi</text:span><text:span text:style-name="T21_46"><text:s/></text:span><text:span text:style-name="T21_47">dell</text:span><text:span text:style-name="T21_48">’</text:span><text:span text:style-name="T21_49">art</text:span><text:span text:style-name="T21_50">.<text:s/>13<text:s/></text:span><text:span text:style-name="T21_51">del</text:span><text:span text:style-name="T21_52"><text:s/></text:span><text:span text:style-name="T21_53">D</text:span><text:span text:style-name="T21_54">.</text:span><text:span text:style-name="T21_55">Lgs</text:span><text:span text:style-name="T21_56">.<text:s/>196/2003<text:s/></text:span><text:span text:style-name="T21_57">e</text:span><text:span text:style-name="T21_58"><text:s/></text:span><text:span text:style-name="T21_59">successive</text:span><text:span text:style-name="T21_60"><text:s/></text:span><text:span text:style-name="T21_61">modifiche</text:span><text:span text:style-name="T21_62">,<text:s/></text:span><text:span text:style-name="T21_63">i</text:span><text:span text:style-name="T21_64"><text:s/></text:span><text:span text:style-name="T21_65">dati</text:span><text:span text:style-name="T21_66"><text:s/></text:span><text:span text:style-name="T21_67">personali</text:span><text:span text:style-name="T21_68"><text:s/></text:span><text:span text:style-name="T21_69">da</text:span><text:span text:style-name="T21_70"><text:s/></text:span><text:span text:style-name="T21_71">me</text:span><text:span text:style-name="T21_72"><text:s/></text:span><text:span text:style-name="T21_73">forniti</text:span><text:span text:style-name="T21_74">,<text:s/></text:span><text:span text:style-name="T21_75">sapendo</text:span><text:span text:style-name="T21_76"><text:s/></text:span><text:span text:style-name="T21_77">che</text:span><text:span text:style-name="T21_78"><text:s/></text:span><text:span text:style-name="T21_79">questi</text:span><text:span text:style-name="T21_80"><text:s/></text:span><text:span text:style-name="T21_81">saranno</text:span><text:span text:style-name="T21_82"><text:s/></text:span><text:span text:style-name="T21_83">trattati</text:span><text:span text:style-name="T21_84"><text:s/></text:span><text:span text:style-name="T21_85">esclusivamente</text:span><text:span text:style-name="T21_86"><text:s/></text:span><text:span text:style-name="T21_87">mediante</text:span><text:span text:style-name="T21_88"><text:s/></text:span><text:span text:style-name="T21_89">strumenti</text:span><text:span text:style-name="T21_90"><text:s/></text:span><text:span text:style-name="T21_91">manuali</text:span><text:span text:style-name="T21_92">,<text:s/></text:span><text:span text:style-name="T21_93">informatici</text:span><text:span text:style-name="T21_94"><text:s/></text:span><text:span text:style-name="T21_95">e</text:span><text:span text:style-name="T21_96"><text:s/></text:span><text:span text:style-name="T21_97">telematici</text:span><text:span text:style-name="T21_98">,<text:s/></text:span><text:span text:style-name="T21_99">con</text:span><text:span text:style-name="T21_100"><text:s/></text:span><text:span text:style-name="T21_101">la</text:span><text:span text:style-name="T21_102"><text:s/></text:span><text:span text:style-name="T21_103">massima</text:span><text:span text:style-name="T21_104"><text:s/></text:span><text:span text:style-name="T21_105">riservatezza</text:span><text:span text:style-name="T21_106">,<text:s/></text:span><text:span text:style-name="T21_107">sia</text:span><text:span text:style-name="T21_108"><text:s/></text:span><text:span text:style-name="T21_109">per</text:span><text:span text:style-name="T21_110"><text:s/></text:span><text:span text:style-name="T21_111">fini</text:span><text:span text:style-name="T21_112"><text:s/></text:span><text:span text:style-name="T21_113">amministrativi</text:span><text:span text:style-name="T21_114">,<text:s/></text:span><text:span text:style-name="T21_115">sia</text:span><text:span text:style-name="T21_116"><text:s/></text:span><text:span text:style-name="T21_117">per</text:span><text:span text:style-name="T21_118"><text:s/></text:span><text:span text:style-name="T21_119">ricevere</text:span><text:span text:style-name="T21_120"><text:s/></text:span><text:span text:style-name="T21_121">comunicazioni</text:span><text:span text:style-name="T21_122"><text:s/></text:span><text:span text:style-name="T21_123">informative</text:span><text:span text:style-name="T21_124"><text:s/></text:span><text:span text:style-name="T21_125">sulle</text:span><text:span text:style-name="T21_126"><text:s/></text:span><text:span text:style-name="T21_127">attività</text:span><text:span text:style-name="T21_128"><text:s/></text:span><text:span text:style-name="T21_129">relative</text:span><text:span text:style-name="T21_130"><text:s/></text:span><text:span text:style-name="T21_131">a</text:span><text:span text:style-name="T21_132"><text:s/></text:span><text:span text:style-name="T21_133">TH</text:span><text:span text:style-name="T21_134">24<text:s/></text:span><text:span text:style-name="T21_135">e</text:span><text:span text:style-name="T21_136"><text:s/></text:span><text:span text:style-name="T21_137">della</text:span><text:span text:style-name="T21_138"><text:s/></text:span><text:span text:style-name="T21_139">compagnia</text:span><text:span text:style-name="T21_140"><text:s/></text:span><text:span text:style-name="T21_141">teatrale</text:span><text:span text:style-name="T21_142">.</text:span></text:p>
      <text:p text:style-name="P22"><text:span text:style-name="T22_1">Allego</text:span><text:span text:style-name="T22_2"><text:s/></text:span><text:span text:style-name="T22_3">inoltre</text:span><text:span text:style-name="T22_4"><text:s/></text:span><text:span text:style-name="T22_5">il</text:span><text:span text:style-name="T22_6"><text:s/></text:span><text:span text:style-name="T22_7">mio</text:span><text:span text:style-name="T22_8"><text:s/></text:span><text:span text:style-name="T22_9">curriculim</text:span><text:span text:style-name="T22_10"><text:s/></text:span><text:span text:style-name="T22_11">vitae</text:span><text:span text:style-name="T22_12"><text:s/></text:span><text:span text:style-name="T22_13">teatrale</text:span><text:span text:style-name="T22_14">/</text:span><text:span text:style-name="T22_15">letterario</text:span><text:span text:style-name="T22_16">.</text:span></text:p>
      <text:p text:style-name="P23"><text:span text:style-name="T23_1">In</text:span><text:span text:style-name="T23_2"><text:s/></text:span><text:span text:style-name="T23_3">fede</text:span><text:span text:style-name="T23_4"><text:s/>__________________________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